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19.25pt"/>
    </style:style>
    <style:style style:name="co2" style:family="table-column">
      <style:table-column-properties fo:break-before="auto" style:column-width="60.01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number-columns-repeated="63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me01</text:p>
          </table:table-cell>
          <table:table-cell office:value-type="string" calcext:value-type="string">
            <text:p>path01</text:p>
          </table:table-cell>
          <table:table-cell office:value-type="string" calcext:value-type="string">
            <text:p>collisions01</text:p>
          </table:table-cell>
          <table:table-cell office:value-type="string" calcext:value-type="string">
            <text:p>success01</text:p>
          </table:table-cell>
          <table:table-cell office:value-type="string" calcext:value-type="string">
            <text:p>time02</text:p>
          </table:table-cell>
          <table:table-cell office:value-type="string" calcext:value-type="string">
            <text:p>path02</text:p>
          </table:table-cell>
          <table:table-cell office:value-type="string" calcext:value-type="string">
            <text:p>collisions02</text:p>
          </table:table-cell>
          <table:table-cell office:value-type="string" calcext:value-type="string">
            <text:p>success02</text:p>
          </table:table-cell>
          <table:table-cell office:value-type="string" calcext:value-type="string">
            <text:p>time03</text:p>
          </table:table-cell>
          <table:table-cell office:value-type="string" calcext:value-type="string">
            <text:p>path03</text:p>
          </table:table-cell>
          <table:table-cell office:value-type="string" calcext:value-type="string">
            <text:p>collisions03</text:p>
          </table:table-cell>
          <table:table-cell office:value-type="string" calcext:value-type="string">
            <text:p>success0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adrl_subsampling01</text:p>
          </table:table-cell>
          <table:table-cell office:value-type="float" office:value="157.028" calcext:value-type="float">
            <text:p>157.028</text:p>
          </table:table-cell>
          <table:table-cell office:value-type="float" office:value="27.655" calcext:value-type="float">
            <text:p>27.655</text:p>
          </table:table-cell>
          <table:table-cell office:value-type="float" office:value="44" calcext:value-type="float">
            <text:p>44</text:p>
          </table:table-cell>
          <table:table-cell office:value-type="float" office:value="93" calcext:value-type="float">
            <text:p>93</text:p>
          </table:table-cell>
          <table:table-cell office:value-type="float" office:value="170.926" calcext:value-type="float">
            <text:p>170.926</text:p>
          </table:table-cell>
          <table:table-cell office:value-type="float" office:value="33.266" calcext:value-type="float">
            <text:p>33.2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83.067" calcext:value-type="float">
            <text:p>183.067</text:p>
          </table:table-cell>
          <table:table-cell office:value-type="float" office:value="45.588" calcext:value-type="float">
            <text:p>45.588</text:p>
          </table:table-cell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adrl_subsampling02</text:p>
          </table:table-cell>
          <table:table-cell office:value-type="float" office:value="158.181" calcext:value-type="float">
            <text:p>158.181</text:p>
          </table:table-cell>
          <table:table-cell office:value-type="float" office:value="25.715" calcext:value-type="float">
            <text:p>25.715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177.446" calcext:value-type="float">
            <text:p>177.446</text:p>
          </table:table-cell>
          <table:table-cell office:value-type="float" office:value="34.752" calcext:value-type="float">
            <text:p>34.752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62.817" calcext:value-type="float">
            <text:p>162.817</text:p>
          </table:table-cell>
          <table:table-cell office:value-type="float" office:value="44.454" calcext:value-type="float">
            <text:p>44.454</text:p>
          </table:table-cell>
          <table:table-cell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adrl_subsampling03</text:p>
          </table:table-cell>
          <table:table-cell office:value-type="float" office:value="165.8" calcext:value-type="float">
            <text:p>165.8</text:p>
          </table:table-cell>
          <table:table-cell office:value-type="float" office:value="28.537" calcext:value-type="float">
            <text:p>28.537</text:p>
          </table:table-cell>
          <table:table-cell office:value-type="float" office:value="28" calcext:value-type="float">
            <text:p>28</text:p>
          </table:table-cell>
          <table:table-cell office:value-type="float" office:value="96" calcext:value-type="float">
            <text:p>96</text:p>
          </table:table-cell>
          <table:table-cell office:value-type="float" office:value="179.204" calcext:value-type="float">
            <text:p>179.204</text:p>
          </table:table-cell>
          <table:table-cell office:value-type="float" office:value="35.834" calcext:value-type="float">
            <text:p>35.834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169.707" calcext:value-type="float">
            <text:p>169.707</text:p>
          </table:table-cell>
          <table:table-cell office:value-type="float" office:value="43.672" calcext:value-type="float">
            <text:p>43.672</text:p>
          </table:table-cell>
          <table:table-cell office:value-type="float" office:value="97" calcext:value-type="float">
            <text:p>97</text:p>
          </table:table-cell>
          <table:table-cell office:value-type="float" office:value="69" calcext:value-type="float">
            <text:p>6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esdf01</text:p>
          </table:table-cell>
          <table:table-cell office:value-type="float" office:value="96.556" calcext:value-type="float">
            <text:p>96.556</text:p>
          </table:table-cell>
          <table:table-cell office:value-type="float" office:value="24.305" calcext:value-type="float">
            <text:p>24.305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5.012" calcext:value-type="float">
            <text:p>105.012</text:p>
          </table:table-cell>
          <table:table-cell office:value-type="float" office:value="27.157" calcext:value-type="float">
            <text:p>27.157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34.179" calcext:value-type="float">
            <text:p>134.179</text:p>
          </table:table-cell>
          <table:table-cell office:value-type="float" office:value="28.096" calcext:value-type="float">
            <text:p>28.096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esdf02</text:p>
          </table:table-cell>
          <table:table-cell office:value-type="float" office:value="84.889" calcext:value-type="float">
            <text:p>84.889</text:p>
          </table:table-cell>
          <table:table-cell office:value-type="float" office:value="25.115" calcext:value-type="float">
            <text:p>25.115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10.298" calcext:value-type="float">
            <text:p>110.298</text:p>
          </table:table-cell>
          <table:table-cell office:value-type="float" office:value="27.344" calcext:value-type="float">
            <text:p>27.34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37.57" calcext:value-type="float">
            <text:p>137.57</text:p>
          </table:table-cell>
          <table:table-cell office:value-type="float" office:value="28.457" calcext:value-type="float">
            <text:p>28.457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esdf03</text:p>
          </table:table-cell>
          <table:table-cell office:value-type="float" office:value="81.926" calcext:value-type="float">
            <text:p>81.926</text:p>
          </table:table-cell>
          <table:table-cell office:value-type="float" office:value="24.347" calcext:value-type="float">
            <text:p>24.347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112.3" calcext:value-type="float">
            <text:p>112.3</text:p>
          </table:table-cell>
          <table:table-cell office:value-type="float" office:value="28.448" calcext:value-type="float">
            <text:p>28.448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float" office:value="145.593" calcext:value-type="float">
            <text:p>145.593</text:p>
          </table:table-cell>
          <table:table-cell office:value-type="float" office:value="29.381" calcext:value-type="float">
            <text:p>29.381</text:p>
          </table:table-cell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patial_horizon01</text:p>
          </table:table-cell>
          <table:table-cell office:value-type="float" office:value="146.87" calcext:value-type="float">
            <text:p>146.87</text:p>
          </table:table-cell>
          <table:table-cell office:value-type="float" office:value="28.434" calcext:value-type="float">
            <text:p>28.43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52.36" calcext:value-type="float">
            <text:p>152.36</text:p>
          </table:table-cell>
          <table:table-cell office:value-type="float" office:value="29.975" calcext:value-type="float">
            <text:p>29.97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57.3" calcext:value-type="float">
            <text:p>157.3</text:p>
          </table:table-cell>
          <table:table-cell office:value-type="float" office:value="29.3" calcext:value-type="float">
            <text:p>29.3</text:p>
          </table:table-cell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patial_horizon02</text:p>
          </table:table-cell>
          <table:table-cell office:value-type="float" office:value="127.73" calcext:value-type="float">
            <text:p>127.73</text:p>
          </table:table-cell>
          <table:table-cell office:value-type="float" office:value="25.507" calcext:value-type="float">
            <text:p>25.507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float" office:value="184.037" calcext:value-type="float">
            <text:p>184.037</text:p>
          </table:table-cell>
          <table:table-cell office:value-type="float" office:value="28.51" calcext:value-type="float">
            <text:p>28.51</text:p>
          </table:table-cell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float" office:value="166.3" calcext:value-type="float">
            <text:p>166.3</text:p>
          </table:table-cell>
          <table:table-cell office:value-type="float" office:value="31.2" calcext:value-type="float">
            <text:p>31.2</text:p>
          </table:table-cell>
          <table:table-cell office:value-type="float" office:value="49" calcext:value-type="float">
            <text:p>49</text:p>
          </table:table-cell>
          <table:table-cell office:value-type="float" office:value="87" calcext:value-type="float">
            <text:p>8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patial_horizon03</text:p>
          </table:table-cell>
          <table:table-cell office:value-type="float" office:value="128.967" calcext:value-type="float">
            <text:p>128.967</text:p>
          </table:table-cell>
          <table:table-cell office:value-type="float" office:value="25.725" calcext:value-type="float">
            <text:p>25.725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185.96" calcext:value-type="float">
            <text:p>185.96</text:p>
          </table:table-cell>
          <table:table-cell office:value-type="float" office:value="31.168" calcext:value-type="float">
            <text:p>31.168</text:p>
          </table:table-cell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office:value-type="float" office:value="167.6" calcext:value-type="float">
            <text:p>167.6</text:p>
          </table:table-cell>
          <table:table-cell office:value-type="float" office:value="31.46" calcext:value-type="float">
            <text:p>31.46</text:p>
          </table:table-cell>
          <table:table-cell office:value-type="float" office:value="121" calcext:value-type="float">
            <text:p>121</text:p>
          </table:table-cell>
          <table:table-cell office:value-type="float" office:value="64" calcext:value-type="float">
            <text:p>6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teb01</text:p>
          </table:table-cell>
          <table:table-cell office:value-type="float" office:value="156.4" calcext:value-type="float">
            <text:p>156.4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64.25" calcext:value-type="float">
            <text:p>164.25</text:p>
          </table:table-cell>
          <table:table-cell office:value-type="float" office:value="27.89" calcext:value-type="float">
            <text:p>27.8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.42" calcext:value-type="float">
            <text:p>166.42</text:p>
          </table:table-cell>
          <table:table-cell office:value-type="float" office:value="30.1" calcext:value-type="float">
            <text:p>30.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teb02</text:p>
          </table:table-cell>
          <table:table-cell office:value-type="float" office:value="167.5" calcext:value-type="float">
            <text:p>167.5</text:p>
          </table:table-cell>
          <table:table-cell office:value-type="float" office:value="29.02" calcext:value-type="float">
            <text:p>29.02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171" calcext:value-type="float">
            <text:p>171</text:p>
          </table:table-cell>
          <table:table-cell office:value-type="float" office:value="28.9" calcext:value-type="float">
            <text:p>28.9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175.33" calcext:value-type="float">
            <text:p>175.33</text:p>
          </table:table-cell>
          <table:table-cell office:value-type="float" office:value="31.25" calcext:value-type="float">
            <text:p>31.25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teb03</text:p>
          </table:table-cell>
          <table:table-cell office:value-type="float" office:value="179.2" calcext:value-type="float">
            <text:p>179.2</text:p>
          </table:table-cell>
          <table:table-cell office:value-type="float" office:value="28.97" calcext:value-type="float">
            <text:p>28.97</text:p>
          </table:table-cell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  <table:table-cell office:value-type="float" office:value="188.78" calcext:value-type="float">
            <text:p>188.78</text:p>
          </table:table-cell>
          <table:table-cell office:value-type="float" office:value="29.3" calcext:value-type="float">
            <text:p>29.3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198.23" calcext:value-type="float">
            <text:p>198.23</text:p>
          </table:table-cell>
          <table:table-cell office:value-type="float" office:value="31.9" calcext:value-type="float">
            <text:p>31.9</text:p>
          </table:table-cell>
          <table:table-cell office:value-type="float" office:value="110" calcext:value-type="float">
            <text:p>110</text:p>
          </table:table-cell>
          <table:table-cell office:value-type="float" office:value="61" calcext:value-type="float">
            <text:p>6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mpc01</text:p>
          </table:table-cell>
          <table:table-cell office:value-type="float" office:value="123.7" calcext:value-type="float">
            <text:p>123.7</text:p>
          </table:table-cell>
          <table:table-cell office:value-type="float" office:value="24.6" calcext:value-type="float">
            <text:p>24.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34.32" calcext:value-type="float">
            <text:p>134.32</text:p>
          </table:table-cell>
          <table:table-cell office:value-type="float" office:value="25.3" calcext:value-type="float">
            <text:p>25.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47" calcext:value-type="float">
            <text:p>147</text:p>
          </table:table-cell>
          <table:table-cell office:value-type="float" office:value="28.97" calcext:value-type="float">
            <text:p>28.97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mpc02</text:p>
          </table:table-cell>
          <table:table-cell office:value-type="float" office:value="146.04" calcext:value-type="float">
            <text:p>146.04</text:p>
          </table:table-cell>
          <table:table-cell office:value-type="float" office:value="26.88" calcext:value-type="float">
            <text:p>26.88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41.01" calcext:value-type="float">
            <text:p>141.01</text:p>
          </table:table-cell>
          <table:table-cell office:value-type="float" office:value="25.87" calcext:value-type="float">
            <text:p>25.87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152.25" calcext:value-type="float">
            <text:p>152.25</text:p>
          </table:table-cell>
          <table:table-cell office:value-type="float" office:value="29.3" calcext:value-type="float">
            <text:p>29.3</text:p>
          </table:table-cell>
          <table:table-cell office:value-type="float" office:value="25" calcext:value-type="float">
            <text:p>25</text:p>
          </table:table-cell>
          <table:table-cell office:value-type="float" office:value="93" calcext:value-type="float">
            <text:p>9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mpc03</text:p>
          </table:table-cell>
          <table:table-cell office:value-type="float" office:value="145.3" calcext:value-type="float">
            <text:p>145.3</text:p>
          </table:table-cell>
          <table:table-cell office:value-type="float" office:value="29.8" calcext:value-type="float">
            <text:p>29.8</text:p>
          </table:table-cell>
          <table:table-cell office:value-type="float" office:value="28" calcext:value-type="float">
            <text:p>28</text:p>
          </table:table-cell>
          <table:table-cell office:value-type="float" office:value="91" calcext:value-type="float">
            <text:p>91</text:p>
          </table:table-cell>
          <table:table-cell office:value-type="float" office:value="150.3" calcext:value-type="float">
            <text:p>150.3</text:p>
          </table:table-cell>
          <table:table-cell office:value-type="float" office:value="26.2" calcext:value-type="float">
            <text:p>26.2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office:value-type="float" office:value="158.69" calcext:value-type="float">
            <text:p>158.69</text:p>
          </table:table-cell>
          <table:table-cell office:value-type="float" office:value="29.5" calcext:value-type="float">
            <text:p>29.5</text:p>
          </table:table-cell>
          <table:table-cell office:value-type="float" office:value="88" calcext:value-type="float">
            <text:p>88</text:p>
          </table:table-cell>
          <table:table-cell office:value-type="float" office:value="71" calcext:value-type="float">
            <text:p>71</text:p>
          </table:table-cell>
          <table:table-cell table:number-columns-repeated="51"/>
        </table:table-row>
        <table:table-row table:style-name="ro1" table:number-rows-repeated="104855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5.09pt" fo:margin-left="50.4pt" fo:margin-right="50.4pt" fo:margin-bottom="0pt"/>
      </style:header-style>
      <style:footer-style>
        <style:header-footer-properties fo:min-height="35.09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 style:data-style-name="N2" text:time-value="20:26:19.3839800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2.2$MacOSX_X86_64 LibreOffice_project/98b30e735bda24bc04ab42594c85f7fd8be07b9c</meta:generator>
    <meta:initial-creator>Duc Pichel</meta:initial-creator>
    <meta:creation-date>2021-03-03T19:36:10Z</meta:creation-date>
    <dc:date>2021-03-05T20:30:17.131329985</dc:date>
    <meta:editing-duration>PT19M31S</meta:editing-duration>
    <meta:editing-cycles>3</meta:editing-cycles>
    <meta:document-statistic meta:table-count="1" meta:cell-count="208" meta:object-count="0"/>
  </office:meta>
</office:document-meta>
</file>